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5e8b1" officeooo:paragraph-rsid="0015e8b1"/>
    </style:style>
    <style:style style:name="P2" style:family="paragraph" style:parent-style-name="Subtitle">
      <style:text-properties officeooo:rsid="0015e8b1" officeooo:paragraph-rsid="0015e8b1"/>
    </style:style>
    <style:style style:name="P3" style:family="paragraph" style:parent-style-name="Subtitle">
      <style:text-properties officeooo:rsid="0015e8b1" officeooo:paragraph-rsid="001614d9"/>
    </style:style>
    <style:style style:name="P4" style:family="paragraph" style:parent-style-name="Subtitle">
      <style:text-properties officeooo:rsid="001614d9" officeooo:paragraph-rsid="001614d9"/>
    </style:style>
    <style:style style:name="P5" style:family="paragraph" style:parent-style-name="Subtitle">
      <style:text-properties officeooo:rsid="0015e8b1" officeooo:paragraph-rsid="001816d8"/>
    </style:style>
    <style:style style:name="P6" style:family="paragraph" style:parent-style-name="Text_20_body">
      <style:text-properties officeooo:rsid="0015e8b1" officeooo:paragraph-rsid="0015e8b1"/>
    </style:style>
    <style:style style:name="P7" style:family="paragraph" style:parent-style-name="Heading_20_1">
      <style:text-properties officeooo:rsid="0015e8b1" officeooo:paragraph-rsid="0015e8b1"/>
    </style:style>
    <style:style style:name="P8" style:family="paragraph" style:parent-style-name="Text_20_body">
      <style:text-properties officeooo:paragraph-rsid="0015e8b1"/>
    </style:style>
    <style:style style:name="P9" style:family="paragraph" style:parent-style-name="Text_20_body">
      <style:text-properties officeooo:rsid="001614d9" officeooo:paragraph-rsid="001614d9"/>
    </style:style>
    <style:style style:name="P10" style:family="paragraph" style:parent-style-name="Heading_20_2">
      <style:text-properties officeooo:rsid="001614d9" officeooo:paragraph-rsid="001614d9"/>
    </style:style>
    <style:style style:name="P11" style:family="paragraph" style:parent-style-name="Text_20_body">
      <style:text-properties officeooo:paragraph-rsid="001614d9"/>
    </style:style>
    <style:style style:name="P12" style:family="paragraph" style:parent-style-name="Heading_20_1">
      <style:text-properties officeooo:rsid="001614d9" officeooo:paragraph-rsid="001614d9"/>
    </style:style>
    <style:style style:name="P13" style:family="paragraph" style:parent-style-name="Text_20_body">
      <style:text-properties officeooo:rsid="00170567" officeooo:paragraph-rsid="00170567"/>
    </style:style>
    <style:style style:name="P14" style:family="paragraph" style:parent-style-name="Text_20_body">
      <style:text-properties officeooo:paragraph-rsid="00170567"/>
    </style:style>
    <style:style style:name="P15" style:family="paragraph" style:parent-style-name="Heading_20_1">
      <style:text-properties officeooo:rsid="00170567" officeooo:paragraph-rsid="00170567"/>
    </style:style>
    <style:style style:name="P16" style:family="paragraph" style:parent-style-name="Text_20_body">
      <style:text-properties officeooo:rsid="001816d8" officeooo:paragraph-rsid="001816d8"/>
    </style:style>
    <style:style style:name="P17" style:family="paragraph" style:parent-style-name="Heading_20_1">
      <style:text-properties officeooo:rsid="001816d8" officeooo:paragraph-rsid="001816d8"/>
    </style:style>
    <style:style style:name="P18" style:family="paragraph" style:parent-style-name="Text_20_body">
      <style:text-properties officeooo:rsid="0019953d" officeooo:paragraph-rsid="0019953d"/>
    </style:style>
    <style:style style:name="P19" style:family="paragraph" style:parent-style-name="Heading_20_1">
      <style:text-properties officeooo:paragraph-rsid="0019953d"/>
    </style:style>
    <style:style style:name="P20" style:family="paragraph" style:parent-style-name="Standard">
      <style:text-properties officeooo:paragraph-rsid="0019953d"/>
    </style:style>
    <style:style style:name="T1" style:family="text">
      <style:text-properties officeooo:rsid="001614d9"/>
    </style:style>
    <style:style style:name="T2" style:family="text">
      <style:text-properties officeooo:rsid="001816d8"/>
    </style:style>
    <style:style style:name="T3" style:family="text">
      <style:text-properties officeooo:rsid="00170567"/>
    </style:style>
    <style:style style:name="T4" style:family="text">
      <style:text-properties fo:font-style="italic" style:text-underline-style="solid" style:text-underline-type="double" style:text-underline-width="auto" style:text-underline-color="font-color" fo:font-weight="bold" officeooo:rsid="00170567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fo:font-weight="normal" officeooo:rsid="00170567" style:font-style-asian="normal" style:font-weight-asian="normal" style:font-style-complex="normal" style:font-weight-complex="normal"/>
    </style:style>
    <style:style style:name="T6" style:family="text">
      <style:text-properties officeooo:rsid="0019953d"/>
    </style:style>
    <style:style style:name="T7" style:family="text">
      <style:text-properties fo:font-family="'Liberation Mono'" style:font-family-generic="roman" style:font-pitch="variable" fo:font-size="10.5pt" fo:font-style="normal" fo:font-weight="normal" officeooo:rsid="0019953d" style:font-size-asian="10.5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logía</text:p>
      <text:p text:style-name="P2">temas:</text:p>
      <text:p text:style-name="P2">a=subsistemas terrestres</text:p>
      <text:p text:style-name="P2">a-1=hidrosfera</text:p>
      <text:p text:style-name="P3"><text:span text:style-name="T1">a-2</text:span>=aguas salada y dulce</text:p>
      <text:p text:style-name="P4">a-3=ciclo del agua</text:p>
      <text:p text:style-name="P5"><text:span text:style-name="T1">a-4</text:span>=propiedades <text:span text:style-name="T2">del agua</text:span></text:p>
      <text:p text:style-name="P5"><text:span text:style-name="T2">a-5)</text:span>formula quimica del agua</text:p>
      <text:p text:style-name="P6"/>
      <text:h text:style-name="P7" text:outline-level="1">a)</text:h>
      <text:p text:style-name="P8"/>
      <text:p text:style-name="P6">El planeta tierra es un sistema con mucha complejidad. En el que hay varias relaciones <text:span text:style-name="T1">entre subsistemas, que al estar en la tierra se llaman subsistemas terrestres</text:span></text:p>
      <text:p text:style-name="P6"/>
      <text:p text:style-name="P9">cuales hay?</text:p>
      <text:p text:style-name="P9"/>
      <text:p text:style-name="P9">Loas subsistemas que existen son:</text:p>
      <text:p text:style-name="P9"/>
      <text:p text:style-name="P9">la geosfera</text:p>
      <text:p text:style-name="P9">la atmósfera</text:p>
      <text:p text:style-name="P9">la biosfera</text:p>
      <text:p text:style-name="P9">la hidrosfera</text:p>
      <text:p text:style-name="P9"/>
      <text:h text:style-name="P10" text:outline-level="2">a-1)</text:h>
      <text:p text:style-name="P11"/>
      <text:p text:style-name="P9">Este subsistema es toda la parte relacionada con el agua de nuestro planeta, ya este en océanos, mares, ríos, <text:span text:style-name="T3">napas,</text:span> lagos o lagunas, glaciares, o <text:s/>nieve.</text:p>
      <text:p text:style-name="P9"/>
      <text:p text:style-name="P9"><text:soft-page-break/></text:p>
      <text:h text:style-name="P12" text:outline-level="1">a-2)</text:h>
      <text:p text:style-name="Heading">A esta se la divide en 2 grupos:</text:p>
      <text:p text:style-name="Text_20_body"/>
      <text:p text:style-name="P9">agua salada o de mar y agua dulce</text:p>
      <text:p text:style-name="P9"/>
      <text:p text:style-name="P9">Donde el agua salada es la que tiene mucha sales minerales y la dulce la que tiene poca con respecto al agua salada</text:p>
      <text:p text:style-name="P9"/>
      <text:p text:style-name="P9">Agua salada:</text:p>
      <text:p text:style-name="P9"/>
      <text:p text:style-name="P9"><text:span text:style-name="T3">S</text:span>us sales hacen que tenga cationes (iones con carga positiva / mayor a 0) y aniones (iones con carga negativa / <text:span text:style-name="T3">menor</text:span> a 0), <text:span text:style-name="T3">las canidad de sales se mide en partes por millón </text:span><text:span text:style-name="T4">ppm</text:span><text:span text:style-name="T5">, el promedio es de entre 3,5 y 4,5 ppm</text:span></text:p>
      <text:p text:style-name="P9"/>
      <text:p text:style-name="P9"/>
      <text:p text:style-name="P13">agua dulce:</text:p>
      <text:p text:style-name="P13"/>
      <text:p text:style-name="P14"><text:span text:style-name="T3">Contienee muy pocas sales, suele tener como promedio 0,5ppm de sales, por eso e</text:span>s esencial para el consumo humano, la agricultura y la mayoría de los ecosistemas terrestres. </text:p>
      <text:p text:style-name="P9"/>
      <text:h text:style-name="P15" text:outline-level="1">a-3)</text:h>
      <text:p text:style-name="P14"/>
      <text:p text:style-name="P14"/>
      <text:p text:style-name="P16">El ciclo del agua sigue estos pasos</text:p>
      <text:p text:style-name="P16"/>
      <text:p text:style-name="P16">evaporación y/o evapotranspiración</text:p>
      <text:p text:style-name="P16">condensación</text:p>
      <text:p text:style-name="P16">precipitación</text:p>
      <text:p text:style-name="P16">escorrentía superficial y/o infiltración</text:p>
      <text:p text:style-name="P16"/>
      <text:p text:style-name="P16"><text:soft-page-break/></text:p>
      <text:p text:style-name="P16"/>
      <text:h text:style-name="P17" text:outline-level="1">a-4)</text:h>
      <text:p text:style-name="P16"/>
      <text:p text:style-name="P18">Su densidad cambia según su temperatura</text:p>
      <text:p text:style-name="P18">es inodora, insípida e incolora</text:p>
      <text:p text:style-name="P18">se disuelve en prácticamente todo</text:p>
      <text:p text:style-name="P18">sus 3 estados se encuentran en la naturaleza</text:p>
      <text:p text:style-name="P18"/>
      <text:h text:style-name="P19" text:outline-level="1"><text:span text:style-name="T6">a-5) </text:span><text:span text:style-name="T7"><draw:frame draw:style-name="fr1" draw:name="Objeto1" text:anchor-type="as-char" svg:y="-0.379cm" svg:width="0.868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span></text:h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8T16:25:34.295501300</meta:creation-date>
    <dc:date>2025-10-19T15:16:23.220614200</dc:date>
    <meta:editing-duration>PT13M18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1" meta:page-count="3" meta:paragraph-count="38" meta:word-count="248" meta:character-count="1451" meta:non-whitespace-character-count="1238"/>
  </office:meta>
</office:document-meta>
</file>

<file path=Object 1/content.xml><?xml version="1.0" encoding="utf-8"?>
<math xmlns="http://www.w3.org/1998/Math/MathML" display="block">
  <semantics>
    <mrow>
      <msub>
        <mi>H</mi>
        <mn>2</mn>
      </msub>
      <mi>O</mi>
    </mrow>
    <annotation encoding="StarMath 5.0">H_2 O</annotation>
  </semantics>
</math>
</file>